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name-asian="文泉驛微米黑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name-asian="文泉驛微米黑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style:font-name-asian="文泉驛微米黑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0pt" style:font-size-asian="10pt" style:font-size-complex="10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0pt"/>
    </style:style>
    <style:style style:name="T2" style:family="text">
      <style:text-properties fo:font-weight="normal"/>
    </style:style>
    <style:style style:name="T3" style:family="text">
      <style:text-properties fo:font-weight="normal" style:font-name-asian="文泉驛微米黑" style:font-weight-asian="normal" style:font-weight-complex="normal"/>
    </style:style>
    <style:style style:name="T4" style:family="text">
      <style:text-properties style:font-name-asian="文泉驛微米黑"/>
    </style:style>
    <style:style style:name="T5" style:family="text">
      <style:text-properties style:font-size-asian="10pt"/>
    </style:style>
    <style:style style:name="T6" style:family="text">
      <style:text-properties style:font-weight-asian="normal"/>
    </style:style>
    <style:style style:name="T7" style:family="text">
      <style:text-properties style:font-size-complex="10pt"/>
    </style:style>
    <style:style style:name="T8" style:family="text">
      <style:text-properties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style:font-name-asian="文泉驛微米黑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name-asian="文泉驛微米黑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小组成员工作总结</text:p>
      <text:p text:style-name="P2">非常4+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完成需求</text:p>
      <text:p text:style-name="P4"/>
      <text:list xml:id="list1002189593" text:style-name="L1">
        <text:list-item>
          <text:p text:style-name="P5">基本需求1～10</text:p>
        </text:list-item>
        <text:list-item>
          <text:p text:style-name="P5">扩展需求3～4</text:p>
        </text:list-item>
        <text:list-item>
          <text:p text:style-name="P5">额外需求</text:p>
          <text:list>
            <text:list-item>
              <text:p text:style-name="P15">在线源代码查看</text:p>
            </text:list-item>
            <text:list-item>
              <text:p text:style-name="P5">支持作业要求评论</text:p>
            </text:list-item>
            <text:list-item>
              <text:p text:style-name="P5">每个人都可以发布文章，并且可以相互对各自的文章进行评论。</text:p>
            </text:list-item>
          </text:list>
        </text:list-item>
      </text:list>
      <text:p text:style-name="P4"/>
      <text:p text:style-name="P4"/>
      <text:p text:style-name="P4"/>
      <text:p text:style-name="P3">2成员贡献</text:p>
      <text:p text:style-name="P3"/>
      <text:p text:style-name="P4"><text:tab/><text:span text:style-name="T11">招蕴豪(26%) [09388327]</text:span></text:p>
      <text:list xml:id="list1122809141" text:style-name="L2">
        <text:list-item>
          <text:list>
            <text:list-item>
              <text:list>
                <text:list-item>
                  <text:p text:style-name="P6">应用设计</text:p>
                </text:list-item>
                <text:list-item>
                  <text:p text:style-name="P6">源代码编写</text:p>
                </text:list-item>
                <text:list-item>
                  <text:p text:style-name="P6">系统设计文档</text:p>
                </text:list-item>
                <text:list-item>
                  <text:p text:style-name="P6">安装部署文档</text:p>
                </text:list-item>
              </text:list>
            </text:list-item>
          </text:list>
        </text:list-item>
      </text:list>
      <text:p text:style-name="P4"/>
      <text:p text:style-name="P4"><text:tab/><text:span text:style-name="T11">何金城(22%) [09388299]</text:span></text:p>
      <text:list xml:id="list190629236" text:style-name="L3">
        <text:list-item>
          <text:list>
            <text:list-item>
              <text:list>
                <text:list-item>
                  <text:p text:style-name="P7">应用设计</text:p>
                </text:list-item>
                <text:list-item>
                  <text:p text:style-name="P12"><text:span text:style-name="T3">部分源代码编写</text:span></text:p>
                </text:list-item>
                <text:list-item>
                  <text:p text:style-name="P7">用户手册</text:p>
                </text:list-item>
                <text:list-item>
                  <text:p text:style-name="P7">需求规格说明书</text:p>
                  <text:p text:style-name="P7"/>
                </text:list-item>
              </text:list>
            </text:list-item>
          </text:list>
        </text:list-item>
      </text:list>
      <text:p text:style-name="P4"><text:tab/><text:span text:style-name="T11">吴垚(22%) [09388302]</text:span></text:p>
      <text:list xml:id="list671507300" text:style-name="L4">
        <text:list-item>
          <text:list>
            <text:list-item>
              <text:list>
                <text:list-item>
                  <text:p text:style-name="P13"><text:span text:style-name="T3">应用设计</text:span></text:p>
                </text:list-item>
                <text:list-item>
                  <text:p text:style-name="P8">部分源代码编写</text:p>
                </text:list-item>
                <text:list-item>
                  <text:p text:style-name="P8">用户手册</text:p>
                </text:list-item>
                <text:list-item>
                  <text:p text:style-name="P8">需求规格说明书</text:p>
                  <text:p text:style-name="P8"/>
                </text:list-item>
              </text:list>
            </text:list-item>
          </text:list>
        </text:list-item>
      </text:list>
      <text:p text:style-name="P4"><text:tab/><text:span text:style-name="T11">陈跃群(22%) [09388325]</text:span></text:p>
      <text:list xml:id="list1171268632" text:style-name="L5">
        <text:list-item>
          <text:list>
            <text:list-item>
              <text:list>
                <text:list-item>
                  <text:p text:style-name="P14"><text:span text:style-name="T3">应用设计</text:span></text:p>
                </text:list-item>
                <text:list-item>
                  <text:p text:style-name="P9">部分源代码编写</text:p>
                </text:list-item>
                <text:list-item>
                  <text:p text:style-name="P9">应用测试</text:p>
                </text:list-item>
                <text:list-item>
                  <text:p text:style-name="P9">需求规格说明书</text:p>
                </text:list-item>
              </text:list>
            </text:list-item>
          </text:list>
        </text:list-item>
      </text:list>
      <text:p text:style-name="P4"/>
      <text:p text:style-name="P11"><text:span text:style-name="T3"><text:tab/></text:span><text:span text:style-name="T12">刘文辉(8%) [09388294]</text:span></text:p>
      <text:list xml:id="list382094266" text:style-name="L6">
        <text:list-item>
          <text:list>
            <text:list-item>
              <text:list>
                <text:list-item>
                  <text:p text:style-name="P10">应用测试</text:p>
                </text:list-item>
                <text:list-item>
                  <text:p text:style-name="P10">文档整理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czero </meta:initial-creator>
    <meta:creation-date>2012-06-09T17:12:06</meta:creation-date>
    <meta:generator>LibreOffice/3.4$Linux LibreOffice_project/340m1$Build-402</meta:generator>
    <dc:date>2012-06-09T17:57:18</dc:date>
    <dc:creator>afczero </dc:creator>
    <meta:editing-duration>PT45M12S</meta:editing-duration>
    <meta:editing-cycles>4</meta:editing-cycles>
    <meta:document-statistic meta:table-count="0" meta:image-count="0" meta:object-count="0" meta:page-count="2" meta:paragraph-count="33" meta:word-count="133" meta:character-count="314" meta:non-whitespace-character-count="333"/>
  </office:meta>
</office:document-meta>
</file>